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249cm" fo:margin-left="-0.191cm" fo:margin-top="0cm" fo:margin-bottom="0cm" table:align="left" style:writing-mode="lr-tb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11.55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6.249cm" fo:margin-left="-0.191cm" fo:margin-top="0cm" fo:margin-bottom="0cm" table:align="left" style:writing-mode="lr-tb"/>
    </style:style>
    <style:style style:name="Tableau2.A" style:family="table-column">
      <style:table-column-properties style:column-width="4.692cm"/>
    </style:style>
    <style:style style:name="Tableau2.B" style:family="table-column">
      <style:table-column-properties style:column-width="11.557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6.249cm" fo:margin-left="-0.191cm" fo:margin-top="0cm" fo:margin-bottom="0cm" table:align="left" style:writing-mode="lr-tb"/>
    </style:style>
    <style:style style:name="Tableau3.A" style:family="table-column">
      <style:table-column-properties style:column-width="4.692cm"/>
    </style:style>
    <style:style style:name="Tableau3.B" style:family="table-column">
      <style:table-column-properties style:column-width="11.55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6.249cm" fo:margin-left="-0.191cm" fo:margin-top="0cm" fo:margin-bottom="0cm" table:align="left" style:writing-mode="lr-tb"/>
    </style:style>
    <style:style style:name="Tableau4.A" style:family="table-column">
      <style:table-column-properties style:column-width="4.692cm"/>
    </style:style>
    <style:style style:name="Tableau4.B" style:family="table-column">
      <style:table-column-properties style:column-width="11.55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officeooo:rsid="0015d47c" officeooo:paragraph-rsid="0015d47c"/>
    </style:style>
    <style:style style:name="P2" style:family="paragraph" style:parent-style-name="Standard">
      <style:text-properties officeooo:rsid="0015d47c" officeooo:paragraph-rsid="0015e2ca"/>
    </style:style>
    <style:style style:name="P3" style:family="paragraph" style:parent-style-name="Standard">
      <style:text-properties officeooo:paragraph-rsid="0015e2ca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fo:font-weight="bold" officeooo:paragraph-rsid="0015e2ca" style:font-weight-asian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bold" officeooo:paragraph-rsid="0015e2ca" style:font-weight-asian="bold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15e2ca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15e2ca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paragraph-rsid="0015e2ca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style:font-name="Cambria" officeooo:rsid="001d7bbf" officeooo:paragraph-rsid="0015e2ca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normal" officeooo:rsid="001ecdfe" officeooo:paragraph-rsid="0015e2ca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fo:font-weight="normal" officeooo:rsid="0015e2ca" officeooo:paragraph-rsid="0015e2ca" style:font-weight-asian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rsid="001f349e" officeooo:paragraph-rsid="0015e2ca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Cambria" officeooo:paragraph-rsid="0015e2ca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paragraph-rsid="0015e2ca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officeooo:paragraph-rsid="0015e2ca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>
        <style:tab-stops/>
      </style:paragraph-properties>
      <style:text-properties officeooo:rsid="0015e2ca" officeooo:paragraph-rsid="0015e2ca"/>
    </style:style>
    <style:style style:name="P17" style:family="paragraph" style:parent-style-name="Standard">
      <style:paragraph-properties fo:break-before="page"/>
      <style:text-properties officeooo:paragraph-rsid="0015e2ca"/>
    </style:style>
    <style:style style:name="P18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style:font-name="Cambria" officeooo:rsid="001d7bbf" officeooo:paragraph-rsid="0015e2ca"/>
    </style:style>
    <style:style style:name="P19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style:font-name="Cambria" officeooo:rsid="001ec387" officeooo:paragraph-rsid="0015e2ca"/>
    </style:style>
    <style:style style:name="P20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officeooo:paragraph-rsid="0015e2ca"/>
    </style:style>
    <style:style style:name="P21" style:family="paragraph" style:parent-style-name="List_20_Paragraph" style:list-style-name="WWNum1">
      <style:paragraph-properties fo:margin-left="1.27cm" fo:margin-right="0cm" fo:margin-top="0cm" fo:margin-bottom="0cm" loext:contextual-spacing="true" fo:text-indent="-0.635cm" style:auto-text-indent="false" style:writing-mode="lr-tb"/>
      <style:text-properties officeooo:rsid="001ec387" officeooo:paragraph-rsid="0015e2ca"/>
    </style:style>
    <style:style style:name="P22" style:family="paragraph" style:parent-style-name="List_20_Paragraph" style:list-style-name="L2">
      <style:paragraph-properties fo:margin-top="0cm" fo:margin-bottom="0cm" loext:contextual-spacing="true" style:writing-mode="lr-tb"/>
      <style:text-properties style:font-name="Cambria" officeooo:rsid="001d7bbf" officeooo:paragraph-rsid="0015e2ca"/>
    </style:style>
    <style:style style:name="P23" style:family="paragraph" style:parent-style-name="List_20_Paragraph" style:list-style-name="L3">
      <style:paragraph-properties fo:margin-top="0cm" fo:margin-bottom="0cm" loext:contextual-spacing="true" style:writing-mode="lr-tb"/>
      <style:text-properties style:font-name="Cambria" officeooo:rsid="001d7bbf" officeooo:paragraph-rsid="0015e2ca"/>
    </style:style>
    <style:style style:name="P24" style:family="paragraph" style:parent-style-name="List_20_Paragraph" style:list-style-name="L4">
      <style:paragraph-properties fo:margin-top="0cm" fo:margin-bottom="0cm" loext:contextual-spacing="true" style:writing-mode="lr-tb"/>
      <style:text-properties style:font-name="Cambria" officeooo:rsid="001d7bbf" officeooo:paragraph-rsid="0015e2ca"/>
    </style:style>
    <style:style style:name="P25" style:family="paragraph" style:parent-style-name="List_20_Paragraph" style:list-style-name="L2">
      <style:paragraph-properties fo:margin-top="0cm" fo:margin-bottom="0cm" loext:contextual-spacing="true" style:writing-mode="lr-tb"/>
      <style:text-properties style:font-name="Cambria" officeooo:rsid="001ec387" officeooo:paragraph-rsid="0015e2ca"/>
    </style:style>
    <style:style style:name="P26" style:family="paragraph" style:parent-style-name="List_20_Paragraph" style:list-style-name="L3">
      <style:paragraph-properties fo:margin-top="0cm" fo:margin-bottom="0cm" loext:contextual-spacing="true" style:writing-mode="lr-tb"/>
      <style:text-properties style:font-name="Cambria" officeooo:rsid="001ec387" officeooo:paragraph-rsid="0015e2ca"/>
    </style:style>
    <style:style style:name="P27" style:family="paragraph" style:parent-style-name="List_20_Paragraph" style:list-style-name="L2">
      <style:paragraph-properties fo:margin-top="0cm" fo:margin-bottom="0cm" loext:contextual-spacing="true" style:writing-mode="lr-tb"/>
      <style:text-properties officeooo:paragraph-rsid="0015e2ca"/>
    </style:style>
    <style:style style:name="P28" style:family="paragraph" style:parent-style-name="List_20_Paragraph" style:list-style-name="L3">
      <style:paragraph-properties fo:margin-top="0cm" fo:margin-bottom="0cm" loext:contextual-spacing="true" style:writing-mode="lr-tb"/>
      <style:text-properties officeooo:paragraph-rsid="0015e2ca"/>
    </style:style>
    <style:style style:name="P29" style:family="paragraph" style:parent-style-name="List_20_Paragraph" style:list-style-name="L3">
      <style:paragraph-properties fo:margin-top="0cm" fo:margin-bottom="0cm" loext:contextual-spacing="true" style:writing-mode="lr-tb"/>
      <style:text-properties officeooo:rsid="001ec387" officeooo:paragraph-rsid="0015e2ca"/>
    </style:style>
    <style:style style:name="P30" style:family="paragraph" style:parent-style-name="List_20_Paragraph" style:list-style-name="L4">
      <style:paragraph-properties fo:margin-top="0cm" fo:margin-bottom="0cm" loext:contextual-spacing="true" style:writing-mode="lr-tb"/>
      <style:text-properties officeooo:rsid="001ec387" officeooo:paragraph-rsid="0015e2ca"/>
    </style:style>
    <style:style style:name="P31" style:family="paragraph" style:parent-style-name="List_20_Paragraph" style:list-style-name="L3">
      <style:paragraph-properties fo:margin-top="0cm" fo:margin-bottom="0cm" loext:contextual-spacing="true" style:writing-mode="lr-tb"/>
      <style:text-properties officeooo:rsid="0015e2ca" officeooo:paragraph-rsid="0015e2ca"/>
    </style:style>
    <style:style style:name="P32" style:family="paragraph" style:parent-style-name="List_20_Paragraph" style:list-style-name="L4">
      <style:paragraph-properties fo:margin-top="0cm" fo:margin-bottom="0cm" loext:contextual-spacing="true" style:writing-mode="lr-tb"/>
      <style:text-properties officeooo:rsid="0015e2ca" officeooo:paragraph-rsid="0015e2ca"/>
    </style:style>
    <style:style style:name="P33" style:family="paragraph" style:parent-style-name="List_20_Paragraph" style:list-style-name="L4">
      <style:paragraph-properties fo:margin-top="0cm" fo:margin-bottom="0cm" loext:contextual-spacing="true" style:writing-mode="lr-tb"/>
      <style:text-properties officeooo:paragraph-rsid="0015e2ca"/>
    </style:style>
    <style:style style:name="T1" style:family="text">
      <style:text-properties style:font-name="Cambria"/>
    </style:style>
    <style:style style:name="T2" style:family="text">
      <style:text-properties style:font-name="Cambria" fo:font-weight="bold" officeooo:rsid="001ba7cd" style:font-weight-asian="bold"/>
    </style:style>
    <style:style style:name="T3" style:family="text">
      <style:text-properties style:font-name="Cambria" fo:font-weight="bold" officeooo:rsid="0015e2ca" style:font-weight-asian="bold"/>
    </style:style>
    <style:style style:name="T4" style:family="text">
      <style:text-properties style:font-name="Cambria" fo:font-weight="bold" officeooo:rsid="00172e86" style:font-weight-asian="bold"/>
    </style:style>
    <style:style style:name="T5" style:family="text">
      <style:text-properties style:font-name="Cambria" officeooo:rsid="001d7bbf"/>
    </style:style>
    <style:style style:name="T6" style:family="text">
      <style:text-properties style:font-name="Cambria" officeooo:rsid="001ec387"/>
    </style:style>
    <style:style style:name="T7" style:family="text">
      <style:text-properties style:font-name="Cambria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Cambria" fo:font-style="normal" fo:font-weight="normal" officeooo:rsid="001ec387" style:font-style-asian="normal" style:font-weight-asian="normal" style:font-style-complex="normal" style:font-weight-complex="normal"/>
    </style:style>
    <style:style style:name="T9" style:family="text">
      <style:text-properties style:font-name="Cambria" fo:font-style="normal" fo:font-weight="normal" officeooo:rsid="0015e2ca" style:font-style-asian="normal" style:font-weight-asian="normal" style:font-style-complex="normal" style:font-weight-complex="normal"/>
    </style:style>
    <style:style style:name="T10" style:family="text">
      <style:text-properties style:font-name="Cambria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Cambria" fo:font-style="normal" fo:font-weight="bold" officeooo:rsid="001ec387" style:font-style-asian="normal" style:font-weight-asian="bold" style:font-style-complex="normal" style:font-weight-complex="bold"/>
    </style:style>
    <style:style style:name="T12" style:family="text">
      <style:text-properties style:font-name="Cambria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Cambria" fo:font-style="italic" fo:font-weight="normal" officeooo:rsid="001ec387" style:font-style-asian="italic" style:font-weight-asian="normal" style:font-style-complex="italic" style:font-weight-complex="normal"/>
    </style:style>
    <style:style style:name="T14" style:family="text">
      <style:text-properties style:font-name="Cambria" officeooo:rsid="0015e2ca"/>
    </style:style>
    <style:style style:name="T15" style:family="text">
      <style:text-properties style:font-name="Cambria" fo:font-weight="normal" officeooo:rsid="001ec387" style:font-weight-asian="normal" style:font-weight-complex="normal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officeooo:rsid="001ec387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ec387" style:font-weight-asian="normal" style:font-weight-complex="normal"/>
    </style:style>
    <style:style style:name="T20" style:family="text">
      <style:text-properties fo:font-weight="normal" officeooo:rsid="0020123b" style:font-weight-asian="normal" style:font-weight-complex="normal"/>
    </style:style>
    <style:style style:name="T21" style:family="text">
      <style:text-properties fo:font-weight="normal" officeooo:rsid="0015e2ca" style:font-weight-asian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5e2ca" style:font-style-asian="normal" style:font-weight-asian="normal" style:font-style-complex="normal" style:font-weight-complex="normal"/>
    </style:style>
    <style:style style:name="T25" style:family="text">
      <style:text-properties officeooo:rsid="0015e2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ckage authentification 2</text:p>
      <text:p text:style-name="P1"/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Cas d’utilisation</text:p>
          </table:table-cell>
          <table:table-cell table:style-name="Tableau1.A1" office:value-type="string">
            <text:p text:style-name="P14"><text:span text:style-name="T2">(UC1) </text:span><text:span text:style-name="T3">créer profil employé</text:span>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6">identification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8">Acteurs concernés</text:p>
          </table:table-cell>
          <table:table-cell table:style-name="Tableau1.A1" office:value-type="string">
            <text:p text:style-name="P9">Manager</text:p>
          </table:table-cell>
        </table:table-row>
        <table:table-row table:style-name="Tableau1.1">
          <table:table-cell table:style-name="Tableau1.A1" office:value-type="string">
            <text:p text:style-name="P13">Description</text:p>
          </table:table-cell>
          <table:table-cell table:style-name="Tableau1.A1" office:value-type="string">
            <text:p text:style-name="P15"><text:span text:style-name="T1">Permet à un </text:span><text:span text:style-name="T5">manager d</text:span><text:span text:style-name="T14">e créer le profil d’un employé</text:span></text:p>
          </table:table-cell>
        </table:table-row>
        <table:table-row table:style-name="Tableau1.1">
          <table:table-cell table:style-name="Tableau1.A1" office:value-type="string">
            <text:p text:style-name="P13">Date</text:p>
          </table:table-cell>
          <table:table-cell table:style-name="Tableau1.A1" office:value-type="string">
            <text:p text:style-name="P13">18/12/2019</text:p>
          </table:table-cell>
        </table:table-row>
        <table:table-row table:style-name="Tableau1.1">
          <table:table-cell table:style-name="Tableau1.A1" office:value-type="string">
            <text:p text:style-name="P13">Auteur</text:p>
          </table:table-cell>
          <table:table-cell table:style-name="Tableau1.A1" office:value-type="string">
            <text:p text:style-name="P13">Rémi TAUVEL</text:p>
          </table:table-cell>
        </table:table-row>
        <table:table-row table:style-name="Tableau1.1">
          <table:table-cell table:style-name="Tableau1.A1" office:value-type="string">
            <text:p text:style-name="P13">Pré-conditions</text:p>
          </table:table-cell>
          <table:table-cell table:style-name="Tableau1.A1" office:value-type="string">
            <text:p text:style-name="P13">L’utilisateur doit déjà être authentifié <text:line-break/>-&gt; Use Case « s’authentifier » du package « authentification</text:p>
          </table:table-cell>
        </table:table-row>
        <table:table-row table:style-name="Tableau1.1">
          <table:table-cell table:style-name="Tableau1.A1" office:value-type="string">
            <text:p text:style-name="P13">Démarrage</text:p>
          </table:table-cell>
          <table:table-cell table:style-name="Tableau1.A1" office:value-type="string">
            <text:p text:style-name="P15"><text:span text:style-name="T1">L’utilisateur a demandé à voir </text:span><text:span text:style-name="T6">l</text:span><text:span text:style-name="T14">a liste des employés</text:span>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6">Dialogue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5">Scénario nominal :</text:p>
            <text:list xml:id="list1260204855" text:style-name="WWNum1">
              <text:list-item>
                <text:p text:style-name="P18">le <text:span text:style-name="T17">système</text:span><text:span text:style-name="T19"> affiche l</text:span><text:span text:style-name="T21">a liste des employés</text:span><text:span text:style-name="T19"> (Use Case « afficher l</text:span><text:span text:style-name="T21">es employés</text:span><text:span text:style-name="T19"> » du package « </text:span><text:span text:style-name="T21">authentification</text:span><text:span text:style-name="T19"> »</text:span><text:span text:style-name="T20">)</text:span></text:p>
              </text:list-item>
              <text:list-item>
                <text:p text:style-name="P19"><text:span text:style-name="T18">L’</text:span><text:span text:style-name="T22">utilisateur </text:span><text:span text:style-name="T23">demande à </text:span><text:span text:style-name="T24">créer un employé</text:span></text:p>
              </text:list-item>
              <text:list-item>
                <text:p text:style-name="P20"><text:span text:style-name="T8">le </text:span><text:span text:style-name="T11">système </text:span><text:span text:style-name="T8">affiche le formulaire associé</text:span></text:p>
              </text:list-item>
              <text:list-item>
                <text:p text:style-name="P21"><text:span text:style-name="T7">l’</text:span><text:span text:style-name="T12">utilisateur</text:span><text:span text:style-name="T7"> saisit les données et les valide</text:span></text:p>
              </text:list-item>
              <text:list-item>
                <text:p text:style-name="P21"><text:span text:style-name="T7">le </text:span><text:span text:style-name="T10">système</text:span><text:span text:style-name="T7"> affiche l</text:span><text:span text:style-name="T9">a nouvelle liste des employés</text:span><text:span text:style-name="T7"> (étape 1)</text:span></text:p>
              </text:list-item>
            </text:list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5">Scénarios alternatifs :</text:p>
            <text:p text:style-name="P10">4a. l’utilisateur quitte la saisie <text:span text:style-name="T25">et l’opération est annulée</text:span></text:p>
            <text:p text:style-name="P13"/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7">Fin et post-conditions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5">Fin : </text:p>
            <text:p text:style-name="P12">scénario nominal : 4 ou 5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13"><text:span text:style-name="T16">Post-conditions : </text:span>Aucune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7">Compléments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8">Ergonomie</text:p>
          </table:table-cell>
          <table:table-cell table:style-name="Tableau1.A1" office:value-type="string">
            <text:p text:style-name="P16"><text:span text:style-name="T6">2. </text:span><text:span text:style-name="T1">bouton en fin de liste</text:span></text:p>
          </table:table-cell>
        </table:table-row>
        <table:table-row table:style-name="Tableau1.1">
          <table:table-cell table:style-name="Tableau1.A1" office:value-type="string">
            <text:p text:style-name="P13">Performance attendue</text:p>
          </table:table-cell>
          <table:table-cell table:style-name="Tableau1.A1" office:value-type="string">
            <text:p text:style-name="P13"/>
          </table:table-cell>
        </table:table-row>
        <table:table-row table:style-name="Tableau1.1">
          <table:table-cell table:style-name="Tableau1.A1" office:value-type="string">
            <text:p text:style-name="P13">Problèmes non-résolus</text:p>
          </table:table-cell>
          <table:table-cell table:style-name="Tableau1.A1" office:value-type="string">
            <text:p text:style-name="P13"/>
          </table:table-cell>
        </table:table-row>
      </table:table>
      <text:p text:style-name="P3"/>
      <text:p text:style-name="P3"/>
      <text:p text:style-name="P1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>Cas d’utilisation</text:p>
          </table:table-cell>
          <table:table-cell table:style-name="Tableau2.A1" office:value-type="string">
            <text:p text:style-name="P14"><text:span text:style-name="T2">(UC</text:span><text:span text:style-name="T3">2</text:span><text:span text:style-name="T2">) </text:span><text:span text:style-name="T3">voir profil employé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6">identification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8">Acteurs concernés</text:p>
          </table:table-cell>
          <table:table-cell table:style-name="Tableau2.A1" office:value-type="string">
            <text:p text:style-name="P9">Manager</text:p>
          </table:table-cell>
        </table:table-row>
        <table:table-row table:style-name="Tableau2.1">
          <table:table-cell table:style-name="Tableau2.A1" office:value-type="string">
            <text:p text:style-name="P13">Description</text:p>
          </table:table-cell>
          <table:table-cell table:style-name="Tableau2.A1" office:value-type="string">
            <text:p text:style-name="P15"><text:span text:style-name="T1">Permet à un </text:span><text:span text:style-name="T5">manager d</text:span><text:span text:style-name="T14">e voir le profil d’un employé</text:span></text:p>
          </table:table-cell>
        </table:table-row>
        <table:table-row table:style-name="Tableau2.1">
          <table:table-cell table:style-name="Tableau2.A1" office:value-type="string">
            <text:p text:style-name="P13">Date</text:p>
          </table:table-cell>
          <table:table-cell table:style-name="Tableau2.A1" office:value-type="string">
            <text:p text:style-name="P13">18/12/2019</text:p>
          </table:table-cell>
        </table:table-row>
        <table:table-row table:style-name="Tableau2.1">
          <table:table-cell table:style-name="Tableau2.A1" office:value-type="string">
            <text:p text:style-name="P13">Auteur</text:p>
          </table:table-cell>
          <table:table-cell table:style-name="Tableau2.A1" office:value-type="string">
            <text:p text:style-name="P13">Rémi TAUVEL</text:p>
          </table:table-cell>
        </table:table-row>
        <table:table-row table:style-name="Tableau2.1">
          <table:table-cell table:style-name="Tableau2.A1" office:value-type="string">
            <text:p text:style-name="P13">Pré-conditions</text:p>
          </table:table-cell>
          <table:table-cell table:style-name="Tableau2.A1" office:value-type="string">
            <text:p text:style-name="P13">L’utilisateur doit déjà être authentifié <text:line-break/>-&gt; Use Case « s’authentifier » du package « authentification</text:p>
          </table:table-cell>
        </table:table-row>
        <table:table-row table:style-name="Tableau2.1">
          <table:table-cell table:style-name="Tableau2.A1" office:value-type="string">
            <text:p text:style-name="P13">Démarrage</text:p>
          </table:table-cell>
          <table:table-cell table:style-name="Tableau2.A1" office:value-type="string">
            <text:p text:style-name="P15"><text:span text:style-name="T1">L’utilisateur a demandé à voir </text:span><text:span text:style-name="T6">l</text:span><text:span text:style-name="T14">a liste des employés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6">Dialogue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5">Scénario nominal :</text:p>
            <text:list xml:id="list372497325" text:style-name="L2">
              <text:list-item>
                <text:p text:style-name="P22">le <text:span text:style-name="T17">système</text:span><text:span text:style-name="T19"> affiche l</text:span><text:span text:style-name="T21">a liste des employés</text:span><text:span text:style-name="T19"> (Use Case « afficher l</text:span><text:span text:style-name="T21">es employés</text:span><text:span text:style-name="T19"> » du package « </text:span><text:span text:style-name="T21">authentification</text:span><text:span text:style-name="T19"> »</text:span><text:span text:style-name="T20">)</text:span></text:p>
              </text:list-item>
              <text:list-item>
                <text:p text:style-name="P25"><text:span text:style-name="T18">L’</text:span><text:span text:style-name="T22">utilisateur </text:span><text:span text:style-name="T23">demande à </text:span><text:span text:style-name="T24">voir un employé</text:span></text:p>
              </text:list-item>
              <text:list-item>
                <text:p text:style-name="P27"><text:span text:style-name="T8">le </text:span><text:span text:style-name="T11">système </text:span><text:span text:style-name="T8">affiche l</text:span><text:span text:style-name="T9">’employé sélectionné</text:span></text:p>
              </text:list-item>
            </text:list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5">Scénarios alternatifs :</text:p>
            <text:p text:style-name="P13"/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7">Fin et post-conditions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5">Fin : </text:p>
            <text:p text:style-name="P12">scénario nominal : 4 ou 5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13"><text:span text:style-name="T16">Post-conditions : </text:span>Aucune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7">Compléments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8">Ergonomie</text:p>
          </table:table-cell>
          <table:table-cell table:style-name="Tableau2.A1" office:value-type="string">
            <text:p text:style-name="P16"><text:span text:style-name="T6">2. </text:span><text:span text:style-name="T1">lien hypertexte</text:span></text:p>
          </table:table-cell>
        </table:table-row>
        <table:table-row table:style-name="Tableau2.1">
          <table:table-cell table:style-name="Tableau2.A1" office:value-type="string">
            <text:p text:style-name="P13">Performance attendue</text:p>
          </table:table-cell>
          <table:table-cell table:style-name="Tableau2.A1" office:value-type="string">
            <text:p text:style-name="P13"/>
          </table:table-cell>
        </table:table-row>
        <table:table-row table:style-name="Tableau2.1">
          <table:table-cell table:style-name="Tableau2.A1" office:value-type="string">
            <text:p text:style-name="P13">Problèmes non-résolus</text:p>
          </table:table-cell>
          <table:table-cell table:style-name="Tableau2.A1" office:value-type="string">
            <text:p text:style-name="P13"/>
          </table:table-cell>
        </table:table-row>
      </table:table>
      <text:p text:style-name="P3"/>
      <text:p text:style-name="P1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Cas d’utilisation</text:p>
          </table:table-cell>
          <table:table-cell table:style-name="Tableau3.A1" office:value-type="string">
            <text:p text:style-name="P14"><text:span text:style-name="T2">(UC</text:span><text:span text:style-name="T3">3</text:span><text:span text:style-name="T2">) </text:span><text:span text:style-name="T3">mettre à jour profil employé</text:span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6">identification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8">Acteurs concernés</text:p>
          </table:table-cell>
          <table:table-cell table:style-name="Tableau3.A1" office:value-type="string">
            <text:p text:style-name="P9">Manager</text:p>
          </table:table-cell>
        </table:table-row>
        <table:table-row table:style-name="Tableau3.1">
          <table:table-cell table:style-name="Tableau3.A1" office:value-type="string">
            <text:p text:style-name="P13">Description</text:p>
          </table:table-cell>
          <table:table-cell table:style-name="Tableau3.A1" office:value-type="string">
            <text:p text:style-name="P15"><text:span text:style-name="T1">Permet à un </text:span><text:span text:style-name="T5">manager d</text:span><text:span text:style-name="T14">e mettre à jour le profil d’un employé</text:span></text:p>
          </table:table-cell>
        </table:table-row>
        <table:table-row table:style-name="Tableau3.1">
          <table:table-cell table:style-name="Tableau3.A1" office:value-type="string">
            <text:p text:style-name="P13">Date</text:p>
          </table:table-cell>
          <table:table-cell table:style-name="Tableau3.A1" office:value-type="string">
            <text:p text:style-name="P13">18/12/2019</text:p>
          </table:table-cell>
        </table:table-row>
        <table:table-row table:style-name="Tableau3.1">
          <table:table-cell table:style-name="Tableau3.A1" office:value-type="string">
            <text:p text:style-name="P13">Auteur</text:p>
          </table:table-cell>
          <table:table-cell table:style-name="Tableau3.A1" office:value-type="string">
            <text:p text:style-name="P13">Rémi TAUVEL</text:p>
          </table:table-cell>
        </table:table-row>
        <table:table-row table:style-name="Tableau3.1">
          <table:table-cell table:style-name="Tableau3.A1" office:value-type="string">
            <text:p text:style-name="P13">Pré-conditions</text:p>
          </table:table-cell>
          <table:table-cell table:style-name="Tableau3.A1" office:value-type="string">
            <text:p text:style-name="P13">L’utilisateur doit déjà être authentifié <text:line-break/>-&gt; Use Case « s’authentifier » du package « authentification</text:p>
          </table:table-cell>
        </table:table-row>
        <table:table-row table:style-name="Tableau3.1">
          <table:table-cell table:style-name="Tableau3.A1" office:value-type="string">
            <text:p text:style-name="P13">Démarrage</text:p>
          </table:table-cell>
          <table:table-cell table:style-name="Tableau3.A1" office:value-type="string">
            <text:p text:style-name="P15"><text:span text:style-name="T1">L’utilisateur a demandé à voir </text:span><text:span text:style-name="T14">le profil d’un employé</text:span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6">Dialogue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5">Scénario nominal :</text:p>
            <text:list xml:id="list447865452" text:style-name="L3">
              <text:list-item>
                <text:p text:style-name="P23">le <text:span text:style-name="T17">système</text:span><text:span text:style-name="T19"> affiche l</text:span><text:span text:style-name="T21">e profil employé</text:span><text:span text:style-name="T19"> (Use Case « afficher </text:span><text:span text:style-name="T21">un employé</text:span><text:span text:style-name="T19"> » du package « </text:span><text:span text:style-name="T21">authentification</text:span><text:span text:style-name="T19"> »</text:span><text:span text:style-name="T20">)</text:span></text:p>
              </text:list-item>
              <text:list-item>
                <text:p text:style-name="P26"><text:span text:style-name="T18">L’</text:span><text:span text:style-name="T22">utilisateur </text:span><text:span text:style-name="T23">demande à </text:span><text:span text:style-name="T24">modifier l’employé</text:span></text:p>
              </text:list-item>
              <text:list-item>
                <text:p text:style-name="P28"><text:span text:style-name="T8">le </text:span><text:span text:style-name="T11">système </text:span><text:span text:style-name="T8">affiche le formulaire associé</text:span></text:p>
              </text:list-item>
              <text:list-item>
                <text:p text:style-name="P29"><text:span text:style-name="T7">l’</text:span><text:span text:style-name="T12">utilisateur</text:span><text:span text:style-name="T7"> saisit les </text:span><text:span text:style-name="T9">nouvelles </text:span><text:span text:style-name="T7">données et les valide</text:span></text:p>
              </text:list-item>
              <text:list-item>
                <text:p text:style-name="P31"><text:span text:style-name="T7">le </text:span><text:span text:style-name="T10">système</text:span><text:span text:style-name="T7"> demande confirmation</text:span></text:p>
              </text:list-item>
              <text:list-item>
                <text:p text:style-name="P31"><text:span text:style-name="T7">l’</text:span><text:span text:style-name="T12">utilisateur </text:span><text:span text:style-name="T7"><text:s/>confirme la modification</text:span></text:p>
              </text:list-item>
              <text:list-item>
                <text:p text:style-name="P29"><text:span text:style-name="T7">le </text:span><text:span text:style-name="T10">système</text:span><text:span text:style-name="T7"> affiche </text:span><text:span text:style-name="T9">le profil modifié</text:span><text:span text:style-name="T7"> (étape 1)</text:span></text:p>
              </text:list-item>
            </text:list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5">Scénarios alternatifs :</text:p>
            <text:p text:style-name="P10">4a. l’utilisateur quitte la saisie →<text:span text:style-name="T25"> l’opération est annulée</text:span></text:p>
            <text:p text:style-name="P11">6a . l’utilisateur annule la modification → retour à l’étape 4</text:p>
            <text:p text:style-name="P13"/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7">Fin et post-conditions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5">Fin : </text:p>
            <text:p text:style-name="P12">scénario nominal : 4 ou 5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13"><text:span text:style-name="T16">Post-conditions : </text:span>Aucune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7">Compléments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8">Ergonomie</text:p>
          </table:table-cell>
          <table:table-cell table:style-name="Tableau3.A1" office:value-type="string">
            <text:p text:style-name="P16"><text:span text:style-name="T1"/></text:p>
          </table:table-cell>
        </table:table-row>
        <table:table-row table:style-name="Tableau3.1">
          <table:table-cell table:style-name="Tableau3.A1" office:value-type="string">
            <text:p text:style-name="P13">Performance attendue</text:p>
          </table:table-cell>
          <table:table-cell table:style-name="Tableau3.A1" office:value-type="string">
            <text:p text:style-name="P13"/>
          </table:table-cell>
        </table:table-row>
        <table:table-row table:style-name="Tableau3.1">
          <table:table-cell table:style-name="Tableau3.A1" office:value-type="string">
            <text:p text:style-name="P13">Problèmes non-résolus</text:p>
          </table:table-cell>
          <table:table-cell table:style-name="Tableau3.A1" office:value-type="string">
            <text:p text:style-name="P13"/>
          </table:table-cell>
        </table:table-row>
      </table:table>
      <text:p text:style-name="P3"/>
      <text:p text:style-name="P3"/>
      <text:p text:style-name="P1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">Cas d’utilisation</text:p>
          </table:table-cell>
          <table:table-cell table:style-name="Tableau4.A1" office:value-type="string">
            <text:p text:style-name="P14"><text:span text:style-name="T2">(UC</text:span><text:span text:style-name="T4">4</text:span><text:span text:style-name="T2">) </text:span><text:span text:style-name="T3">supprimer profil employé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6">identification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8">Acteurs concernés</text:p>
          </table:table-cell>
          <table:table-cell table:style-name="Tableau4.A1" office:value-type="string">
            <text:p text:style-name="P9">Manager</text:p>
          </table:table-cell>
        </table:table-row>
        <table:table-row table:style-name="Tableau4.1">
          <table:table-cell table:style-name="Tableau4.A1" office:value-type="string">
            <text:p text:style-name="P13">Description</text:p>
          </table:table-cell>
          <table:table-cell table:style-name="Tableau4.A1" office:value-type="string">
            <text:p text:style-name="P15"><text:span text:style-name="T1">Permet à un </text:span><text:span text:style-name="T5">manager d</text:span><text:span text:style-name="T14">e mettre à jour le profil d’un employé</text:span></text:p>
          </table:table-cell>
        </table:table-row>
        <table:table-row table:style-name="Tableau4.1">
          <table:table-cell table:style-name="Tableau4.A1" office:value-type="string">
            <text:p text:style-name="P13">Date</text:p>
          </table:table-cell>
          <table:table-cell table:style-name="Tableau4.A1" office:value-type="string">
            <text:p text:style-name="P13">18/12/2019</text:p>
          </table:table-cell>
        </table:table-row>
        <table:table-row table:style-name="Tableau4.1">
          <table:table-cell table:style-name="Tableau4.A1" office:value-type="string">
            <text:p text:style-name="P13">Auteur</text:p>
          </table:table-cell>
          <table:table-cell table:style-name="Tableau4.A1" office:value-type="string">
            <text:p text:style-name="P13">Rémi TAUVEL</text:p>
          </table:table-cell>
        </table:table-row>
        <table:table-row table:style-name="Tableau4.1">
          <table:table-cell table:style-name="Tableau4.A1" office:value-type="string">
            <text:p text:style-name="P13">Pré-conditions</text:p>
          </table:table-cell>
          <table:table-cell table:style-name="Tableau4.A1" office:value-type="string">
            <text:p text:style-name="P13">L’utilisateur doit déjà être authentifié <text:line-break/>-&gt; Use Case « s’authentifier » du package « authentification</text:p>
          </table:table-cell>
        </table:table-row>
        <table:table-row table:style-name="Tableau4.1">
          <table:table-cell table:style-name="Tableau4.A1" office:value-type="string">
            <text:p text:style-name="P13">Démarrage</text:p>
          </table:table-cell>
          <table:table-cell table:style-name="Tableau4.A1" office:value-type="string">
            <text:p text:style-name="P15"><text:span text:style-name="T1">L’utilisateur a demandé à voir </text:span><text:span text:style-name="T14">le profil d’un employé</text:span></text:p>
          </table:table-cell>
        </table:table-row>
        <table:table-row table:style-name="Tableau4.1">
          <table:table-cell table:style-name="Tableau4.A1" table:number-columns-spanned="2" office:value-type="string">
            <text:p text:style-name="P6">Dialogue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5">Scénario nominal :</text:p>
            <text:list xml:id="list3555781527" text:style-name="L4">
              <text:list-item>
                <text:p text:style-name="P24">le <text:span text:style-name="T17">système</text:span><text:span text:style-name="T19"> affiche l</text:span><text:span text:style-name="T21">e profil employé</text:span><text:span text:style-name="T19"> (Use Case « afficher </text:span><text:span text:style-name="T21">un employé</text:span><text:span text:style-name="T19"> » du package « </text:span><text:span text:style-name="T21">authentification</text:span><text:span text:style-name="T19"> »</text:span><text:span text:style-name="T20">)</text:span></text:p>
              </text:list-item>
              <text:list-item>
                <text:p text:style-name="P33"><text:span text:style-name="T15">L’</text:span><text:span text:style-name="T13">utilisateur </text:span><text:span text:style-name="T8">demande à </text:span><text:span text:style-name="T9">supprimer l’employé</text:span></text:p>
              </text:list-item>
              <text:list-item>
                <text:p text:style-name="P32"><text:span text:style-name="T7">le </text:span><text:span text:style-name="T10">système</text:span><text:span text:style-name="T7"> demande confirmation</text:span></text:p>
              </text:list-item>
              <text:list-item>
                <text:p text:style-name="P32"><text:span text:style-name="T7">l’</text:span><text:span text:style-name="T12">utilisateur </text:span><text:span text:style-name="T7"><text:s/>confirme la modification</text:span></text:p>
              </text:list-item>
              <text:list-item>
                <text:p text:style-name="P30"><text:span text:style-name="T7">le </text:span><text:span text:style-name="T10">système</text:span><text:span text:style-name="T7"> affiche </text:span><text:span text:style-name="T9">le profil modifié</text:span><text:span text:style-name="T7"> (étape 1)</text:span></text:p>
              </text:list-item>
            </text:list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5">Scénarios alternatifs :</text:p>
            <text:p text:style-name="P11">4a . l’utilisateur annule la modification → retour à l’étape 1. fin du cas d’utilisation</text:p>
            <text:p text:style-name="P13"/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7">Fin et post-conditions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5">Fin : </text:p>
            <text:p text:style-name="P12">scénario nominal : 4 ou 5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13"><text:span text:style-name="T16">Post-conditions : </text:span>Aucune</text:p>
          </table:table-cell>
          <table:covered-table-cell/>
        </table:table-row>
        <table:table-row table:style-name="Tableau4.1">
          <table:table-cell table:style-name="Tableau4.A1" table:number-columns-spanned="2" office:value-type="string">
            <text:p text:style-name="P7">Compléments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8">Ergonomie</text:p>
          </table:table-cell>
          <table:table-cell table:style-name="Tableau4.A1" office:value-type="string">
            <text:p text:style-name="P16"><text:span text:style-name="T1"/></text:p>
          </table:table-cell>
        </table:table-row>
        <table:table-row table:style-name="Tableau4.1">
          <table:table-cell table:style-name="Tableau4.A1" office:value-type="string">
            <text:p text:style-name="P13">Performance attendue</text:p>
          </table:table-cell>
          <table:table-cell table:style-name="Tableau4.A1" office:value-type="string">
            <text:p text:style-name="P13"/>
          </table:table-cell>
        </table:table-row>
        <table:table-row table:style-name="Tableau4.1">
          <table:table-cell table:style-name="Tableau4.A1" office:value-type="string">
            <text:p text:style-name="P13">Problèmes non-résolus</text:p>
          </table:table-cell>
          <table:table-cell table:style-name="Tableau4.A1" office:value-type="string">
            <text:p text:style-name="P13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0:08:31.957473253</meta:creation-date>
    <dc:date>2020-01-08T10:47:01.164108155</dc:date>
    <meta:editing-duration>PT10M33S</meta:editing-duration>
    <meta:editing-cycles>2</meta:editing-cycles>
    <meta:generator>LibreOffice/6.2.8.2$Linux_X86_64 LibreOffice_project/20$Build-2</meta:generator>
    <meta:document-statistic meta:table-count="4" meta:image-count="0" meta:object-count="0" meta:page-count="4" meta:paragraph-count="131" meta:word-count="568" meta:character-count="3661" meta:non-whitespace-character-count="3234"/>
  </office:meta>
</office:document-meta>
</file>